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91pt"/>
    </style:style>
    <style:style style:name="co2" style:family="table-column">
      <style:table-column-properties fo:break-before="auto" style:column-width="71.01pt"/>
    </style:style>
    <style:style style:name="co3" style:family="table-column">
      <style:table-column-properties fo:break-before="auto" style:column-width="74.1pt"/>
    </style:style>
    <style:style style:name="co4" style:family="table-column">
      <style:table-column-properties fo:break-before="auto" style:column-width="132.01pt"/>
    </style:style>
    <style:style style:name="co5" style:family="table-column">
      <style:table-column-properties fo:break-before="auto" style:column-width="97.26pt"/>
    </style:style>
    <style:style style:name="co6" style:family="table-column">
      <style:table-column-properties fo:break-before="auto" style:column-width="448.5pt"/>
    </style:style>
    <style:style style:name="co7" style:family="table-column">
      <style:table-column-properties fo:break-before="auto" style:column-width="64.01pt"/>
    </style:style>
    <style:style style:name="co8" style:family="table-column">
      <style:table-column-properties fo:break-before="auto" style:column-width="119.65pt"/>
    </style:style>
    <style:style style:name="co9" style:family="table-column">
      <style:table-column-properties fo:break-before="auto" style:column-width="258.6pt"/>
    </style:style>
    <style:style style:name="co10" style:family="table-column">
      <style:table-column-properties fo:break-before="auto" style:column-width="476.05pt"/>
    </style:style>
    <style:style style:name="co11" style:family="table-column">
      <style:table-column-properties fo:break-before="auto" style:column-width="121.44pt"/>
    </style:style>
    <style:style style:name="co12" style:family="table-column">
      <style:table-column-properties fo:break-before="auto" style:column-width="95.95pt"/>
    </style:style>
    <style:style style:name="co13" style:family="table-column">
      <style:table-column-properties fo:break-before="auto" style:column-width="132.21pt"/>
    </style:style>
    <style:style style:name="co14" style:family="table-column">
      <style:table-column-properties fo:break-before="auto" style:column-width="302.66pt"/>
    </style:style>
    <style:style style:name="ro1" style:family="table-row">
      <style:table-row-properties style:row-height="23.95pt" fo:break-before="auto" style:use-optimal-row-height="true"/>
    </style:style>
    <style:style style:name="ro2" style:family="table-row">
      <style:table-row-properties style:row-height="86.94pt" fo:break-before="auto" style:use-optimal-row-height="false"/>
    </style:style>
    <style:style style:name="ro3" style:family="table-row">
      <style:table-row-properties style:row-height="158.94pt" fo:break-before="auto" style:use-optimal-row-height="true"/>
    </style:style>
    <style:style style:name="ro4" style:family="table-row">
      <style:table-row-properties style:row-height="136.46pt" fo:break-before="auto" style:use-optimal-row-height="true"/>
    </style:style>
    <style:style style:name="ro5" style:family="table-row">
      <style:table-row-properties style:row-height="203.95pt" fo:break-before="auto" style:use-optimal-row-height="true"/>
    </style:style>
    <style:style style:name="ro6" style:family="table-row">
      <style:table-row-properties style:row-height="113.95pt" fo:break-before="auto" style:use-optimal-row-height="true"/>
    </style:style>
    <style:style style:name="ro7" style:family="table-row">
      <style:table-row-properties style:row-height="181.45pt" fo:break-before="auto" style:use-optimal-row-height="true"/>
    </style:style>
    <style:style style:name="ro8" style:family="table-row">
      <style:table-row-properties style:row-height="248.94pt" fo:break-before="auto" style:use-optimal-row-height="true"/>
    </style:style>
    <style:style style:name="ro9" style:family="table-row">
      <style:table-row-properties style:row-height="68.94pt" fo:break-before="auto" style:use-optimal-row-height="true"/>
    </style:style>
    <style:style style:name="ro10" style:family="table-row">
      <style:table-row-properties style:row-height="79.85pt" fo:break-before="auto" style:use-optimal-row-height="true"/>
    </style:style>
    <style:style style:name="ro11" style:family="table-row">
      <style:table-row-properties style:row-height="46.26pt" fo:break-before="auto" style:use-optimal-row-height="true"/>
    </style:style>
    <style:style style:name="ro12" style:family="table-row">
      <style:table-row-properties style:row-height="90.99pt" fo:break-before="auto" style:use-optimal-row-height="true"/>
    </style:style>
    <style:style style:name="ro13" style:family="table-row">
      <style:table-row-properties style:row-height="80.19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69.4pt" fo:break-before="auto" style:use-optimal-row-height="true"/>
    </style:style>
    <style:style style:name="ro16" style:family="table-row">
      <style:table-row-properties style:row-height="135.81pt" fo:break-before="auto" style:use-optimal-row-height="true"/>
    </style:style>
    <style:style style:name="ro17" style:family="table-row">
      <style:table-row-properties style:row-height="12.81pt" fo:break-before="auto" style:use-optimal-row-height="true"/>
    </style:style>
    <style:style style:name="ro18" style:family="table-row">
      <style:table-row-properties style:row-height="35.4pt" fo:break-before="auto" style:use-optimal-row-height="true"/>
    </style:style>
    <style:style style:name="ro19" style:family="table-row">
      <style:table-row-properties style:row-height="102.61pt" fo:break-before="auto" style:use-optimal-row-height="true"/>
    </style:style>
    <style:style style:name="ro20" style:family="table-row">
      <style:table-row-properties style:row-height="113.81pt" fo:break-before="auto" style:use-optimal-row-height="true"/>
    </style:style>
    <style:style style:name="ro21" style:family="table-row">
      <style:table-row-properties style:row-height="136.15pt" fo:break-before="auto" style:use-optimal-row-height="true"/>
    </style:style>
    <style:style style:name="ro22" style:family="table-row">
      <style:table-row-properties style:row-height="158.54pt" fo:break-before="auto" style:use-optimal-row-height="true"/>
    </style:style>
    <style:style style:name="ro23" style:family="table-row">
      <style:table-row-properties style:row-height="62.45pt" fo:break-before="auto" style:use-optimal-row-height="true"/>
    </style:style>
    <style:style style:name="ro24" style:family="table-row">
      <style:table-row-properties style:row-height="276.09pt" fo:break-before="auto" style:use-optimal-row-height="false"/>
    </style:style>
    <style:style style:name="ro25" style:family="table-row">
      <style:table-row-properties style:row-height="268.64pt" fo:break-before="auto" style:use-optimal-row-height="true"/>
    </style:style>
    <style:style style:name="ro26" style:family="table-row">
      <style:table-row-properties style:row-height="236.89pt" fo:break-before="auto" style:use-optimal-row-height="true"/>
    </style:style>
    <style:style style:name="ro27" style:family="table-row">
      <style:table-row-properties style:row-height="225.35pt" fo:break-before="auto" style:use-optimal-row-height="true"/>
    </style:style>
    <style:style style:name="ro28" style:family="table-row">
      <style:table-row-properties style:row-height="245.4pt" fo:break-before="auto" style:use-optimal-row-height="true"/>
    </style:style>
    <style:style style:name="ro29" style:family="table-row">
      <style:table-row-properties style:row-height="222.21pt" fo:break-before="auto" style:use-optimal-row-height="true"/>
    </style:style>
    <style:style style:name="ro30" style:family="table-row">
      <style:table-row-properties style:row-height="275.24pt" fo:break-before="auto" style:use-optimal-row-height="false"/>
    </style:style>
    <style:style style:name="ro31" style:family="table-row">
      <style:table-row-properties style:row-height="129.3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fo:wrap-option="wrap" fo:border="0.74pt solid #ffffff"/>
      <style:text-properties fo:color="#ffffff" fo:font-weight="bold" style:font-weight-asian="bold" style:font-weight-complex="600" fo:hyphenate="true"/>
    </style:style>
    <style:style style:name="ce2" style:family="table-cell" style:parent-style-name="Default">
      <style:table-cell-properties style:text-align-source="fix" style:repeat-content="false" fo:wrap-option="wrap" style:vertical-align="top"/>
      <style:paragraph-properties fo:text-align="start"/>
      <style:text-properties fo:hyphenate="true"/>
    </style:style>
    <style:style style:name="ce3" style:family="table-cell" style:parent-style-name="Default">
      <style:table-cell-properties fo:wrap-option="wrap"/>
      <style:text-properties fo:hyphenate="true"/>
    </style:style>
    <style:style style:name="ce4" style:family="table-cell" style:parent-style-name="Default">
      <style:table-cell-properties style:text-align-source="fix" style:repeat-content="false" fo:wrap-option="wrap" style:vertical-align="top"/>
      <style:paragraph-properties fo:text-align="start" fo:margin-left="0pt"/>
      <style:text-properties fo:hyphenate="true"/>
    </style:style>
    <style:style style:name="ce5" style:family="table-cell" style:parent-style-name="Default">
      <style:table-cell-properties fo:background-color="#000000" style:text-align-source="fix" style:repeat-content="false" fo:wrap-option="wrap" fo:border="0.74pt solid #ffffff" style:vertical-align="top"/>
      <style:paragraph-properties fo:text-align="start"/>
      <style:text-properties fo:color="#ffffff" fo:font-weight="bold" style:font-weight-asian="bold" style:font-weight-complex="600" fo:hyphenate="true"/>
    </style:style>
    <style:style style:name="ce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Calibri"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true"/>
    </style:style>
    <style:style style:name="ce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Calibri"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fo:hyphenate="true"/>
    </style:style>
    <style:style style:name="ce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Calibri"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Noto Sans CJK SC Regular" style:font-name-complex="FreeSans" fo:hyphenate="true"/>
    </style:style>
    <style:style style:name="ce10" style:family="table-cell" style:parent-style-name="Default">
      <style:table-cell-properties fo:background-color="#000000" style:text-align-source="fix" style:repeat-content="false" fo:wrap-option="wrap" fo:border="0.74pt solid #ffffff"/>
      <style:paragraph-properties fo:text-align="start" fo:margin-left="0pt"/>
      <style:text-properties fo:color="#ffffff" fo:font-weight="bold" style:font-weight-asian="bold" style:font-weight-complex="600" fo:hyphenate="true"/>
    </style:style>
    <style:style style:name="ce11" style:family="table-cell" style:parent-style-name="Default">
      <style:table-cell-properties style:text-align-source="fix" style:repeat-content="false"/>
      <style:paragraph-properties fo:text-align="start" fo:margin-left="0pt"/>
    </style:style>
    <style:style style:name="ce12" style:family="table-cell" style:parent-style-name="Default">
      <style:table-cell-properties fo:wrap-option="wrap"/>
    </style:style>
    <style:style style:name="ce13" style:family="table-cell" style:parent-style-name="Default">
      <style:table-cell-properties style:text-align-source="fix" style:repeat-content="false" fo:wrap-option="wrap" style:vertical-align="top"/>
      <style:paragraph-properties fo:text-align="start" fo:margin-left="0pt"/>
    </style:style>
    <style:style style:name="ce14" style:family="table-cell" style:parent-style-name="Default">
      <style:table-cell-properties style:text-align-source="value-type" style:repeat-content="false" fo:wrap-option="wrap" style:vertical-align="top"/>
      <style:paragraph-properties fo:margin-left="0pt"/>
      <style:text-properties style:use-window-font-color="true" style:text-outline="false" style:text-line-through-style="none" style:text-line-through-type="none" style:font-name="Calibri"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fo:hyphenate="true"/>
    </style:style>
    <style:style style:name="ce15" style:family="table-cell" style:parent-style-name="Default">
      <style:table-cell-properties style:text-align-source="fix" style:repeat-content="false" fo:wrap-option="wrap"/>
      <style:paragraph-properties fo:text-align="start" fo:margin-left="0pt"/>
    </style:style>
    <style:style style:name="T1" style:family="text">
      <style:text-properties fo:font-weight="normal" style:font-weight-asian="normal" style:font-weight-complex="normal"/>
    </style:style>
    <style:style style:name="T2" style:family="text">
      <style:text-properties style:font-name="Calibri" fo:font-weight="normal" style:font-name-asian="Noto Sans CJK SC Regular" style:font-name-complex="FreeSans" style:font-weight-asian="normal" style:font-weight-complex="normal"/>
    </style:style>
    <style:style style:name="T3" style:family="text">
      <style:text-properties style:font-name="Calibri" style:font-name-asian="Noto Sans CJK SC Regular" style:font-name-complex="FreeSans" style:font-weight-asian="bold" style:font-weight-complex="bold"/>
    </style:style>
    <style:style style:name="T4" style:family="text">
      <style:text-properties style:font-name-asian="Noto Sans CJK SC Regular" style:font-name-complex="FreeSans"/>
    </style:style>
    <style:style style:name="T5" style:family="text">
      <style:text-properties fo:country="IN"/>
    </style:style>
  </office:automatic-styles>
  <office:body>
    <office:spreadsheet>
      <table:calculation-settings table:automatic-find-labels="false"/>
      <table:table table:name="Frame Lock State Machine Test Plan" table:style-name="ta1">
        <table:table-column table:style-name="co1" table:default-cell-style-name="ce3"/>
        <table:table-column table:style-name="co2" table:default-cell-style-name="ce3"/>
        <table:table-column table:style-name="co3" table:default-cell-style-name="ce3"/>
        <table:table-column table:style-name="co4" table:default-cell-style-name="ce2"/>
        <table:table-column table:style-name="co5" table:default-cell-style-name="ce3"/>
        <table:table-column table:style-name="co6" table:default-cell-style-name="ce2"/>
        <table:table-column table:style-name="co7" table:default-cell-style-name="ce3"/>
        <table:table-column table:style-name="co4" table:default-cell-style-name="ce3"/>
        <table:table-column table:style-name="co8" table:default-cell-style-name="ce3"/>
        <table:table-column table:style-name="co7" table:number-columns-repeated="1015" table:default-cell-style-name="ce3"/>
        <table:table-row table:style-name="ro1">
          <table:table-cell table:style-name="ce1" office:value-type="string" calcext:value-type="string">
            <text:p>Test ID</text:p>
          </table:table-cell>
          <table:table-cell table:style-name="ce1"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cell table:number-columns-repeated="1015"/>
        </table:table-row>
        <table:table-row table:style-name="ro2">
          <table:table-cell table:style-name="ce2" office:value-type="float" office:value="1" calcext:value-type="float">
            <text:p>1</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table:style-name="ce6" office:value-type="string" calcext:value-type="string">
            <text:p>Training status is correct for no training frames</text:p>
            <text:p><text:span text:style-name="T1">&lt;more details about section number of spec and specification statements might be useful&gt;</text:span></text:p>
          </table:table-cell>
          <table:table-cell table:style-name="ce7" office:value-type="string" calcext:value-type="string">
            <text:p>Directed test check/Functional coverage</text:p>
          </table:table-cell>
          <table:table-cell table:style-name="ce9" office:value-type="string" calcext:value-type="string">
            <text:p><text:span text:style-name="T4">Initialize the DUT and enable the port for training.  Leave the TD inactive.  Wait the period specified in the PortnLink Timer Control CSR, DME Training Completion Timer.</text:span></text:p>
            <text:p><text:span text:style-name="T4">Success:</text:span></text:p>
            <text:p><text:span text:style-name="T4">For all lanes, LanenStatus1 CSR, bit 21 should be 1 (Training failed).</text:span></text:p>
            <text:p><text:span text:style-name="T4">For all lanes, LanenStatus1 CSR, bit 22 should be 0 (Training did not complete).</text:span></text:p>
            <text:p><text:span text:style-name="T4">Repeat for all lanes, all ports.</text:span></text:p>
            <text:p><text:span text:style-name="T4">Repeat for all lanes but the one under test inactive.</text:span></text:p>
          </table:table-cell>
          <table:table-cell table:style-name="ce2" table:number-columns-repeated="4"/>
          <table:table-cell table:number-columns-repeated="1014"/>
        </table:table-row>
        <table:table-row table:style-name="ro3">
          <table:table-cell table:style-name="ce2" office:value-type="float" office:value="2" calcext:value-type="float">
            <text:p>2</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Training completes for good frames at any bit position</text:p>
            <text:p><text:span text:style-name="T2">&lt;more details about section number of spec and specification statements might be useful&gt;</text:span></text:p>
          </table:table-cell>
          <table:table-cell table:style-name="ce8" office:value-type="string" calcext:value-type="string">
            <text:p/>
            <text:p><text:span text:style-name="T3">Directed test check/Functional coverage</text:span></text:p>
            <text:p/>
          </table:table-cell>
          <table:table-cell office:value-type="string" calcext:value-type="string">
            <text:p>Reset the TD and the DUT; produce good training frames from the TD to permit training aligned to some bit position (p).  Permit training to  complete.  Wait the period specified in the PortnLink Timer Control CSR, DME Training Completion Timer.</text:p>
            <text:p>Success:</text:p>
            <text:p>For all lanes, LanenStatus1 CSR, bit 21 should be 0 (Training did not fail).</text:p>
            <text:p>For all lanes, LanenStatus1 CSR, bit 22 should be 1 (Training complete).</text:p>
            <text:p>Slip the TD frame alignment by any of 522 *8 – 1 possible bit positions (TD should be permitted to jump multiple bit positions or slip a single position forward or back, randomly, as long as all positions are tested).  Repeat the training.  (this could be a new simulation, power cycle the board, reset the device, or forced retraining via a degraded port).  Regardless of the bit position chosen and the relation to the previous position, the DUT should be able to realign correctly.</text:p>
            <text:p>Success :</text:p>
            <text:p>For all lanes, LanenStatus1 CSR, bit 21 should be 0 (Training did not fail).</text:p>
            <text:p>For all lanes, LanenStatus1 CSR, bit 22 should be 1 (Training complete).</text:p>
          </table:table-cell>
          <table:table-cell table:style-name="ce2" table:number-columns-repeated="4"/>
          <table:table-cell table:number-columns-repeated="1014"/>
        </table:table-row>
        <table:table-row table:style-name="ro4">
          <table:table-cell table:style-name="ce2" office:value-type="float" office:value="3" calcext:value-type="float">
            <text:p>3</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Once locked, the frame lock during training is retained for 4 frame errors</text:p>
            <text:p><text:span text:style-name="T2">&lt;more details about section number of spec and specification statements might be useful&gt;</text:span></text:p>
          </table:table-cell>
          <table:table-cell table:style-name="ce8" office:value-type="string" calcext:value-type="string">
            <text:p><text:span text:style-name="T3">Directed test check/Functional coverage</text:span></text:p>
            <text:p/>
          </table:table-cell>
          <table:table-cell office:value-type="string" calcext:value-type="string">
            <text:p>1. Reset the TD and the DUT; produce good training frames from the TD to permit training aligned to some bit position (p).</text:p>
            <text:p>2. Either poll the CSR to determine training has completed or probe the FSM to determine the bit position is locked (frame_lock = true).</text:p>
            <text:p>3. Send exactly 4 frames with corrupted markers.  Do not change the starting position of the frames. </text:p>
            <text:p>4. Resume sending good frames.</text:p>
            <text:p>5. Allow training to complete normally.</text:p>
            <text:p>Repeat for all lanes; test the bad frames consecutively, or interspersed with good frames.</text:p>
            <text:p>Success :</text:p>
            <text:p>For all lanes, LanenStatus1 CSR, bit 21 should be 0 (Training did not fail).</text:p>
            <text:p>For all lanes, LanenStatus1 CSR, bit 22 should be 1 (Training complete).</text:p>
          </table:table-cell>
          <table:table-cell table:style-name="ce2" table:number-columns-repeated="4"/>
          <table:table-cell table:number-columns-repeated="1014"/>
        </table:table-row>
        <table:table-row table:style-name="ro5">
          <table:table-cell table:style-name="ce2" office:value-type="float" office:value="4" calcext:value-type="float">
            <text:p>4</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Once locked, 5 errors will cause the bit position to slip</text:p>
            <text:p><text:span text:style-name="T2">&lt;more details about section number of spec and specification statements might be useful&gt;</text:span></text:p>
          </table:table-cell>
          <table:table-cell table:style-name="ce8" office:value-type="string" calcext:value-type="string">
            <text:p><text:span text:style-name="T3">Directed test check/Functional coverage</text:span></text:p>
            <text:p/>
          </table:table-cell>
          <table:table-cell office:value-type="string" calcext:value-type="string">
            <text:p>1. Reset the TD and the DUT; produce good training frames from the TD to permit training aligned to some bit position (p). </text:p>
            <text:p>2. Either poll the CSR to determine training has completed or probe the FSM to determine the bit position is locked (frame_lock = true). </text:p>
            <text:p>3. Send exactly 5 frames with corrupted markers.  Do not change the starting position of the frames. </text:p>
            <text:p>4. Resume sending good frames.</text:p>
            <text:p>5. Allow training to complete normally.</text:p>
            <text:p/>
            <text:p>Repeat for all lanes; test the bad frames consecutively, or interspersed with good frames.</text:p>
            <text:p>Success  :</text:p>
            <text:p>Checking the result here is tricky; for simulation you could simply watch the five bad frames arrive, and the FSM lose and regain lock, at the old bit position since the frame start point was not changed. </text:p>
            <text:p>For a FPGA or ASIC, the only available CSR is for pass of fail for the training, overall.  If the TD control is tight enough, you can end the good training sequence with the 5th error to produce a training failure; but if you allow enough good frames to enter after the fifth error, the DUT could finish retraining and report a training success.</text:p>
          </table:table-cell>
          <table:table-cell table:style-name="ce2" table:number-columns-repeated="4"/>
          <table:table-cell table:number-columns-repeated="1014"/>
        </table:table-row>
        <table:table-row table:style-name="ro6">
          <table:table-cell table:style-name="ce2" office:value-type="string" calcext:value-type="string">
            <text:p>5a</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two good markers in a row are needed to lock to a position; show a single good marker followed by bad won’t work)</text:p>
            <text:p><text:span text:style-name="T2">&lt;more details about section number of spec and specification statements might be useful&gt;</text:span></text:p>
          </table:table-cell>
          <table:table-cell table:style-name="ce8" office:value-type="string" calcext:value-type="string">
            <text:p><text:span text:style-name="T3">Directed test check/Functional coverage</text:span></text:p>
            <text:p/>
          </table:table-cell>
          <table:table-cell office:value-type="string" calcext:value-type="string">
            <text:p>1. Reset the TD and the DUT.</text:p>
            <text:p>2. Using a single bit position as the starting point, send one good frame with valid marker.</text:p>
            <text:p>3. Send at least one (but could be more)  frames with corrupted markers.</text:p>
            <text:p>4. Repeat the pattern throughout training.</text:p>
            <text:p>Success :</text:p>
            <text:p>With this pattern the Frame_Lock FSM should be unable to lock to any good position.</text:p>
            <text:p>For the lane(s) under test , LanenStatus1 CSR, bit 21 should be 1 (Training did fail).</text:p>
            <text:p>For all lanes, LanenStatus1 CSR, bit 22 should be 0 (Training did not complete).</text:p>
          </table:table-cell>
          <table:table-cell table:style-name="ce2" table:number-columns-repeated="4"/>
          <table:table-cell table:number-columns-repeated="1014"/>
        </table:table-row>
        <table:table-row table:style-name="ro7">
          <table:table-cell office:value-type="string" calcext:value-type="string">
            <text:p>5b</text:p>
          </table:table-cell>
          <table:table-cell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two good markers in a row are needed to lock to a position; show two good markers followed by bad will complete training</text:p>
            <text:p><text:span text:style-name="T2">&lt;more details about section number of spec and specification statements might be useful&gt;</text:span></text:p>
          </table:table-cell>
          <table:table-cell table:style-name="ce8" office:value-type="string" calcext:value-type="string">
            <text:p><text:span text:style-name="T3">Directed test check/Functional coverage</text:span></text:p>
            <text:p/>
          </table:table-cell>
          <table:table-cell office:value-type="string" calcext:value-type="string">
            <text:p>1. Reset the TD and the DUT.</text:p>
            <text:p>2. Using a single bit position as the starting point, send two good frames with valid marker.  The two good frames must be consecutive.</text:p>
            <text:p>3. Send at least one (no more than four) frames with corrupted markers.</text:p>
            <text:p>4. Repeat the pattern throughout training.</text:p>
            <text:p>This again is tricky.  The Frame_Lock FSM should complete training, assuming that the implementation-dependent slip algorithm eventually starts at the beginning of the first of the two good frames.  Certainly some implementations will eventually guarantee this but not all (the slip algorithm must be capable of eventually testing every possible bit position within a frame, but there would be nothing illegal in an implementation that always tested the ‘correct’ position at the start of the second good frame, or one of the bad frames).  In simulation the FSM can be watched and the timing adjusted to find a good starting position.  For a FPGA or ASIC  an understanding of the FSM implementation could be needed to adjust the input stream.</text:p>
            <text:p>Success :</text:p>
            <text:p>For the lane(s) under test , LanenStatus1 CSR, bit 21 should be 0 (Training did fail).</text:p>
            <text:p>For all lanes, LanenStatus1 CSR, bit 22 should be 1 (Training did not complete).</text:p>
          </table:table-cell>
          <table:table-cell table:number-columns-repeated="1018"/>
        </table:table-row>
        <table:table-row table:style-name="ro8">
          <table:table-cell table:style-name="ce4" office:value-type="float" office:value="6" calcext:value-type="float">
            <text:p>6</text:p>
          </table:table-cell>
          <table:table-cell table:style-name="ce4"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After reset, a new frame lock is required.</text:p>
            <text:p><text:span text:style-name="T2">&lt;more details about section number of spec and specification statements might be useful&gt;</text:span></text:p>
          </table:table-cell>
          <table:table-cell table:style-name="ce8" office:value-type="string" calcext:value-type="string">
            <text:p><text:span text:style-name="T3">Directed test check/Functional coverage</text:span></text:p>
            <text:p/>
          </table:table-cell>
          <table:table-cell office:value-type="string" calcext:value-type="string">
            <text:p>1. Reset the TD and the DUT; produce good training frames from the TD to permit training aligned to some bit position (p).</text:p>
            <text:p>2. Either poll the CSR to determine training has completed or, in simulation,  probe the FSM to determine the bit position is locked (frame_lock = true). </text:p>
            <text:p>3. End training mode; check the CSR to determine  training completed correctly.  Send traffic and see it is accepted.</text:p>
            <text:p>4. Reset the DUT; allow training to begin, but withhold good training frames (not just a slip, send any frame pattern that should not complete frame lock).</text:p>
            <text:p>In this case training should not complete successfully; the CSR will indicate that the training has failed.</text:p>
            <text:p>Success :</text:p>
            <text:p>For all lanes, LanenStatus1 CSR, bit 21 should be 1 (Training failed).</text:p>
            <text:p>For all lanes, LanenStatus1 CSR, bit 22 should be 0 (Training did not complete).</text:p>
            <text:p>1. To show that the DUT can be retrained after reset, reset the DUT again; send good training frames.</text:p>
            <text:p>2. Check the CSR and pass good data to verify that the frame relocked and training completed correctly.</text:p>
            <text:p/>
            <text:p>Repeat for all lanes; test the bad frames consecutively, or interspersed with good frames.</text:p>
            <text:p>Success :</text:p>
            <text:p>For all lanes, LanenStatus1 CSR, bit 21 should be 0 (Training did not fail).</text:p>
            <text:p>For all lanes, LanenStatus1 CSR, bit 22 should be 1 (Training complete).</text:p>
          </table:table-cell>
          <table:table-cell table:number-columns-repeated="1018"/>
        </table:table-row>
        <table:table-row table:style-name="ro9">
          <table:table-cell office:value-type="float" office:value="7" calcext:value-type="float">
            <text:p>7</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that disabled lanes do not indicate successful training</text:p>
          </table:table-cell>
          <table:table-cell table:style-name="ce8" office:value-type="string" calcext:value-type="string">
            <text:p><text:span text:style-name="T3">Directed test check/Functional coverage</text:span></text:p>
            <text:p/>
          </table:table-cell>
          <table:table-cell office:value-type="string" calcext:value-type="string">
            <text:p>Disable transmission and reception on lanes not under test.  Verify the following for those lanes: - Lane n Status 0 CSR "Receiver trained", "Receiver lane sync", "receiver ready" should be deasserted</text:p>
            <text:p>- Lane n Status 1 CSR "IDLE received", "IDLE Information Current" should be deasserted, "Training Type" is 0b000 (UNTRAINED)</text:p>
            <text:p>- Lane n Status 2 CSR "LP Receive lane ready", "LP Lane trained" should be deasserted</text:p>
          </table:table-cell>
          <table:table-cell table:number-columns-repeated="1018"/>
        </table:table-row>
        <table:table-row table:style-name="ro10">
          <table:table-cell office:value-type="float" office:value="8" calcext:value-type="float">
            <text:p>8</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correct behavior after reset</text:p>
          </table:table-cell>
          <table:table-cell table:style-name="ce8" office:value-type="string" calcext:value-type="string">
            <text:p><text:span text:style-name="T3">Directed test check/Functional coverage</text:span></text:p>
            <text:p/>
          </table:table-cell>
          <table:table-cell office:value-type="string" calcext:value-type="string">
            <text:p>- After a port reset, the receivers at both ends of the link indicate loss of signal and loss of lane sync for 120 msec +/- 33%</text:p>
            <text:p>- Lane n Status 0 CSR "Receiver Trained", "receiver lane sync", "receiver lane ready" should be deasserted</text:p>
            <text:p>- Lane n Status 1 CSR "IDLE received" should be deasserted, "Training Type" is 0b000 (UNTRAINED)</text:p>
            <text:p>- Lane n Status 1 CSR "IDLE3 Loss of Signal" should be asserted</text:p>
          </table:table-cell>
          <table:table-cell table:number-columns-repeated="1018"/>
        </table:table-row>
        <table:table-row table:style-name="ro11">
          <table:table-cell office:value-type="float" office:value="9" calcext:value-type="float">
            <text:p>9</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short run code word training is attempted</text:p>
          </table:table-cell>
          <table:table-cell table:style-name="ce8" office:value-type="string" calcext:value-type="string">
            <text:p><text:span text:style-name="T3">Directed test check/Functional coverage</text:span></text:p>
            <text:p/>
          </table:table-cell>
          <table:table-cell office:value-type="string" calcext:value-type="string">
            <text:p>- Once lane sync is achieved, if the DUT indicates that it supports short run code word training, and the BFM is configured to support short run code word training, both ends should execute code word training.</text:p>
            <text:p>- Lane n Status 1 CSR "Training Type" is 0b010 "CW_TRAIN"</text:p>
          </table:table-cell>
          <table:table-cell table:number-columns-repeated="1018"/>
        </table:table-row>
        <table:table-row table:style-name="ro12">
          <table:table-cell office:value-type="float" office:value="10" calcext:value-type="float">
            <text:p>10</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short run code word training is successful</text:p>
          </table:table-cell>
          <table:table-cell table:style-name="ce8" office:value-type="string" calcext:value-type="string">
            <text:p><text:span text:style-name="T3">Directed test check/Functional coverage</text:span></text:p>
            <text:p/>
          </table:table-cell>
          <table:table-cell office:value-type="string" calcext:value-type="string">
            <text:p>- Codeword training ends successfully when the training timer has not expired, the lanes transmitter output enable is asserted, lane sync is asserted, lane trained is asserted, and from_sc_lane_trained is asserted.</text:p>
            <text:p>- Lane n Status 0 CSR "Receiver Trained", "Receiver lane sync", and "Receiver lane ready" are all asserted</text:p>
            <text:p>- Lane n Status 1 CSR "Training Type" is 0b100 "TRAINED"</text:p>
            <text:p>- Lane n Status 1 CSR "CW Training Completed" is asserted, "CW Training Failed" is deasserted.</text:p>
            <text:p>- Lane n Status 2 CSR "LP Receive Lane Ready", "LP Lane Trained" are asserted.</text:p>
          </table:table-cell>
          <table:table-cell table:number-columns-repeated="1018"/>
        </table:table-row>
        <table:table-row table:style-name="ro10">
          <table:table-cell office:value-type="float" office:value="11" calcext:value-type="float">
            <text:p>11</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short run code word timeout, if possible</text:p>
          </table:table-cell>
          <table:table-cell table:style-name="ce8" office:value-type="string" calcext:value-type="string">
            <text:p><text:span text:style-name="T3">Directed test check/Functional coverage</text:span></text:p>
            <text:p/>
          </table:table-cell>
          <table:table-cell office:value-type="string" calcext:value-type="string">
            <text:p>- If possible, configure the DUT to timeout during code word training.  Verify that the DUT indicates code word training failure.</text:p>
            <text:p>- Lane n Status 0 CSR "Receiver Trained", "Receiver lane sync", and "Receiver lane ready" are all deasserted</text:p>
            <text:p>- Lane n Status 1 CSR "Training Type" is 0b000 "UNTRAINED"</text:p>
            <text:p>- Lane n Status 1 CSR "CW Training Completed" and "CW Training Failed" are asserted.</text:p>
            <text:p>- Lane n Status 2 CSR "LP Receive Lane Ready", "LP Lane Trained" are asserted.</text:p>
          </table:table-cell>
          <table:table-cell table:number-columns-repeated="1018"/>
        </table:table-row>
        <table:table-row table:style-name="ro10">
          <table:table-cell office:value-type="float" office:value="12" calcext:value-type="float">
            <text:p>12</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short run code word training begins again after reset</text:p>
          </table:table-cell>
          <table:table-cell table:style-name="ce8" office:value-type="string" calcext:value-type="string">
            <text:p><text:span text:style-name="T3">Directed test check/Functional coverage</text:span></text:p>
            <text:p/>
          </table:table-cell>
          <table:table-cell office:value-type="string" calcext:value-type="string">
            <text:p>- Reset the DUT during code word training.  Verify that the DUT indicates code word training has started again without error..</text:p>
            <text:p>- Lane n Status 0 CSR "Receiver Trained", "Receiver lane sync", and "Receiver lane ready" are all deasserted</text:p>
            <text:p>- Lane n Status 1 CSR "Training Type" is 0b000 "UNTRAINED"</text:p>
            <text:p>- Lane n Status 1 CSR "CW Training Completed" and "CW Training Failed" are deasserted.</text:p>
            <text:p>- Lane n Status 2 CSR "LP Receive Lane Ready", "LP Lane Trained" are asserted.</text:p>
          </table:table-cell>
          <table:table-cell table:number-columns-repeated="1018"/>
        </table:table-row>
        <table:table-row table:style-name="ro13">
          <table:table-cell office:value-type="float" office:value="13" calcext:value-type="float">
            <text:p>13</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correct behavior after reset</text:p>
          </table:table-cell>
          <table:table-cell table:style-name="ce8" office:value-type="string" calcext:value-type="string">
            <text:p><text:span text:style-name="T3">Directed test check/Functional coverage</text:span></text:p>
            <text:p/>
          </table:table-cell>
          <table:table-cell office:value-type="string" calcext:value-type="string">
            <text:p>Once reset is de-asserted, check the following register for the current state of the Lane Alignment state Machine, Port n Initialization Status CSRs - Bit 0-4,Lane Alignment and Lane n Status 2 CSRs - Bit 17-19, LP Receive width.</text:p>
            <text:p/>
            <text:p>   For initial 120 msec +/- 33%, the state machine should be in NOT_ALIGNED state.</text:p>
            <text:p>   Once in operating mode, the corresponding alignment state machine should be in ALIGNED state.</text:p>
          </table:table-cell>
          <table:table-cell table:number-columns-repeated="1018"/>
        </table:table-row>
        <table:table-row table:style-name="ro11">
          <table:table-cell office:value-type="float" office:value="14" calcext:value-type="float">
            <text:p>14</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port width override operation</text:p>
          </table:table-cell>
          <table:table-cell table:style-name="ce8" office:value-type="string" calcext:value-type="string">
            <text:p><text:span text:style-name="T3">Directed test check/Functional coverage</text:span></text:p>
            <text:p/>
          </table:table-cell>
          <table:table-cell office:value-type="string" calcext:value-type="string">
            <text:p>Program the required operating width in Port n Control CSRs - Bit 5-7, Port Width Override.check the following register for the current state of the Lane Alignment state Machine, Port n Initialization Status CSRs - Bit 0-4,Lane Alignment and Lane n Status 2 CSRs - Bit 17-19, LP Receive width</text:p>
          </table:table-cell>
          <table:table-cell table:number-columns-repeated="1018"/>
        </table:table-row>
        <table:table-row table:style-name="ro11">
          <table:table-cell office:value-type="float" office:value="15" calcext:value-type="float">
            <text:p>15</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correct reaction to high error rate</text:p>
          </table:table-cell>
          <table:table-cell table:style-name="ce8" office:value-type="string" calcext:value-type="string">
            <text:p><text:span text:style-name="T3">Directed test check/Functional coverage</text:span></text:p>
            <text:p/>
          </table:table-cell>
          <table:table-cell office:value-type="string" calcext:value-type="string">
            <text:p>For each of the alignment state machine in the DUT, after achieving lane alignment and N_lanes_aligned = 1, inject error into any active lanes and check state machine movement <text:s/>to unaligned state.</text:p>
          </table:table-cell>
          <table:table-cell table:number-columns-repeated="1018"/>
        </table:table-row>
        <table:table-row table:style-name="ro11">
          <table:table-cell office:value-type="float" office:value="16" calcext:value-type="float">
            <text:p>16</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correct reaction to low error rate</text:p>
          </table:table-cell>
          <table:table-cell table:style-name="ce8" office:value-type="string" calcext:value-type="string">
            <text:p><text:span text:style-name="T3">Directed test check/Functional coverage</text:span></text:p>
            <text:p/>
          </table:table-cell>
          <table:table-cell office:value-type="string" calcext:value-type="string">
            <text:p>For each of the alignment state machine in the DUT, after achieving lane alignment and N_lanes_aligned = 1, inject error intermittently into any active lanes and check state machine movement.</text:p>
          </table:table-cell>
          <table:table-cell table:number-columns-repeated="1018"/>
        </table:table-row>
        <table:table-row table:style-name="ro14">
          <table:table-cell office:value-type="float" office:value="17" calcext:value-type="float">
            <text:p>17</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Confirm port enable/disable operation.</text:p>
          </table:table-cell>
          <table:table-cell table:style-name="ce8" office:value-type="string" calcext:value-type="string">
            <text:p><text:span text:style-name="T3">Directed test check/Functional coverage</text:span></text:p>
            <text:p/>
          </table:table-cell>
          <table:table-cell office:value-type="string" calcext:value-type="string">
            <text:p>  Enable the Port. Check the Port n Initialization Status CSRs - Bit 0-4,Lane Alignment  indicating Lane Alignment state.</text:p>
            <text:p/>
            <text:p> Disable the Port. Check the Port n Initialization Status CSRs - Bit 0-4,Lane Alignment  indicating Unaligned condition</text:p>
          </table:table-cell>
          <table:table-cell table:number-columns-repeated="1018"/>
        </table:table-row>
        <table:table-row table:style-name="ro11">
          <table:table-cell office:value-type="float" office:value="18" calcext:value-type="float">
            <text:p>18</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state machine can be reset at any time</text:p>
          </table:table-cell>
          <table:table-cell table:style-name="ce8" office:value-type="string" calcext:value-type="string">
            <text:p><text:span text:style-name="T3">Directed test check/Functional coverage</text:span></text:p>
            <text:p/>
          </table:table-cell>
          <table:table-cell office:value-type="string" calcext:value-type="string">
            <text:p><text:s/>When Lane Alignment is going on, apply reset and check the state machine movement once reset is de-asserted.</text:p>
          </table:table-cell>
          <table:table-cell table:number-columns-repeated="1018"/>
        </table:table-row>
        <table:table-row table:style-name="ro15">
          <table:table-cell office:value-type="float" office:value="19" calcext:value-type="float">
            <text:p>19</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port enable/disable operation.</text:p>
          </table:table-cell>
          <table:table-cell table:style-name="ce8" office:value-type="string" calcext:value-type="string">
            <text:p><text:span text:style-name="T3">Directed test check/Functional coverage</text:span></text:p>
            <text:p/>
          </table:table-cell>
          <table:table-cell office:value-type="string" calcext:value-type="string">
            <text:p>-          Verify that the lanes not under test do not indicate successful lane synchronization.</text:p>
            <text:p/>
            <text:p>o   Disable the Port. Check the following register bits.</text:p>
            <text:p/>
            <text:p>§  lane[n] Status 0 CSR bit[18] (Receiver lane sync), bit[19] (Receiver lane sync) are FALSE</text:p>
            <text:p/>
            <text:p>§  lane[n] Status 2 CSR bit[20-22] (LP Receive Lanes Ready) = 3’b000.</text:p>
            <text:p/>
            <text:p>§  lane[n] Status 2 CSR bit[23] (LP Receive Lane Ready) = 1’b0.</text:p>
            <text:p/>
            <text:p>§  lane[n] Status 2 CSR bit[24] (LP Lane Trained) = 1’b0.</text:p>
            <text:p/>
            <text:p>o   Enable the Port. Check the following register bit is set indicating Lane Synchronization Status.</text:p>
            <text:p/>
            <text:p>§  lane[n] Status 0 CSR bit[18] (Receiver lane sync), bit[19] (Receiver lane sync) is TRUE</text:p>
          </table:table-cell>
          <table:table-cell table:number-columns-repeated="1018"/>
        </table:table-row>
        <table:table-row table:style-name="ro10">
          <table:table-cell office:value-type="float" office:value="20" calcext:value-type="float">
            <text:p>20</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reset operation.</text:p>
          </table:table-cell>
          <table:table-cell table:style-name="ce8" office:value-type="string" calcext:value-type="string">
            <text:p><text:span text:style-name="T3">Directed test check/Functional coverage</text:span></text:p>
            <text:p/>
          </table:table-cell>
          <table:table-cell office:value-type="string" calcext:value-type="string">
            <text:p>-          After a port reset, the receivers at both ends of the link indicate loss of signal and loss of lane sync.</text:p>
            <text:p/>
            <text:p>o   Enable the lane[n] receiver. Check the following register bit is set indicating Lane Synchronization Status.</text:p>
            <text:p/>
            <text:p>§  lane[n] Status 0 CSR bit[18] (Receiver lane sync), bit[19] (Receiver lane sync) is TRUE</text:p>
          </table:table-cell>
          <table:table-cell table:number-columns-repeated="1018"/>
        </table:table-row>
        <table:table-row table:style-name="ro11">
          <table:table-cell office:value-type="float" office:value="21" calcext:value-type="float">
            <text:p>21</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correct state after reset.</text:p>
          </table:table-cell>
          <table:table-cell table:style-name="ce8" office:value-type="string" calcext:value-type="string">
            <text:p><text:span text:style-name="T3">Directed test check/Functional coverage</text:span></text:p>
            <text:p/>
          </table:table-cell>
          <table:table-cell office:value-type="string" calcext:value-type="string">
            <text:p>-          After the port reset de-assertion, Verify the following signals for lane[n]</text:p>
            <text:p/>
            <text:p>o   codeword_lock[n], lane_sync[n], force_no_lock, from_sc_port_silence, from_sc_lane_silence, lane[n]_drvr_oe is de-asserted and Port Initialization State Machine is in “SLNT” state. </text:p>
          </table:table-cell>
          <table:table-cell table:number-columns-repeated="1018"/>
        </table:table-row>
        <table:table-row table:style-name="ro10">
          <table:table-cell office:value-type="float" office:value="22" calcext:value-type="float">
            <text:p>22</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correct state after reset.</text:p>
          </table:table-cell>
          <table:table-cell table:style-name="ce8" office:value-type="string" calcext:value-type="string">
            <text:p><text:span text:style-name="T3">Directed test check/Functional coverage</text:span></text:p>
            <text:p/>
          </table:table-cell>
          <table:table-cell office:value-type="string" calcext:value-type="string">
            <text:p>-          After the port reset re-assertion, Verify the following signals for lane[n]</text:p>
            <text:p/>
            <text:p>o   The lane[n]_drvr_oe[n] = 1’b1, codeword_lock = 1’b0, and Lane_Synchronization state machine is in state “NO_SYNC”.</text:p>
            <text:p/>
            <text:p>o   DScounter is greater than 7, Lane_Synchronization state machine is in state “SYNC” and lane_sync[n] is asserted.</text:p>
          </table:table-cell>
          <table:table-cell table:number-columns-repeated="1018"/>
        </table:table-row>
        <table:table-row table:style-name="ro16">
          <table:table-cell office:value-type="float" office:value="23" calcext:value-type="float">
            <text:p>23</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lane synchronization success.</text:p>
          </table:table-cell>
          <table:table-cell table:style-name="ce8" office:value-type="string" calcext:value-type="string">
            <text:p><text:span text:style-name="T3">Directed test check/Functional coverage</text:span></text:p>
            <text:p/>
          </table:table-cell>
          <table:table-cell office:value-type="string" calcext:value-type="string">
            <text:p/>
            <text:p/>
            <text:p>-          Enable the Port. Check the following register bit is set indicating Lane Synchronization Status.</text:p>
            <text:p/>
            <text:p>o   lane[n] Status 0 CSR bit[18] (Receiver lane sync), bit[19] (Receiver lane sync) are TRUE</text:p>
            <text:p/>
            <text:p>-          Disable the Port and check the following register bit</text:p>
            <text:p/>
            <text:p>o   lane[n] Status 0 CSR bit[18] (Receiver lane sync), bit[19] (Receiver lane sync) are FALSE</text:p>
            <text:p/>
            <text:p>o   lane[n] Status 0 CSR bit[24] (Lane_sync state change) = 1’b1.</text:p>
          </table:table-cell>
          <table:table-cell table:number-columns-repeated="1018"/>
        </table:table-row>
        <table:table-row table:style-name="ro12">
          <table:table-cell office:value-type="float" office:value="24" calcext:value-type="float">
            <text:p>24</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lane synchronization faiure with high bit error rate.</text:p>
          </table:table-cell>
          <table:table-cell table:style-name="ce8" office:value-type="string" calcext:value-type="string">
            <text:p><text:span text:style-name="T3">Directed test check/Functional coverage</text:span></text:p>
            <text:p/>
          </table:table-cell>
          <table:table-cell office:value-type="string" calcext:value-type="string">
            <text:p>-          Enable the Port. Check the following register bit is set indicating Lane Synchronization Status.</text:p>
            <text:p/>
            <text:p>o   lane[n] Status 0 CSR bit[18] (Receiver lane sync), bit[19] (Receiver lane sync) are TRUE</text:p>
            <text:p/>
            <text:p>-          Inject error into the incoming data stream at the input of 64b/67b decoder.</text:p>
            <text:p/>
            <text:p>o   lane[n] Status 0 CSR bit[18] (Receiver lane sync), bit[19] (Receiver lane sync) are FALSE</text:p>
          </table:table-cell>
          <table:table-cell table:number-columns-repeated="1018"/>
        </table:table-row>
        <table:table-row table:style-name="ro17">
          <table:table-cell table:style-name="ce2" table:number-columns-repeated="3"/>
          <table:table-cell/>
          <table:table-cell table:style-name="ce2"/>
          <table:table-cell table:number-columns-repeated="1019"/>
        </table:table-row>
        <table:table-row table:style-name="ro17" table:number-rows-repeated="1048548">
          <table:table-cell table:number-columns-repeated="1024"/>
        </table:table-row>
        <table:table-row table:style-name="ro17">
          <table:table-cell table:number-columns-repeated="1024"/>
        </table:table-row>
      </table:table>
      <table:table table:name="Transmit Width Cmd State Machine Test Plan" table:style-name="ta1">
        <table:table-column table:style-name="co7" table:number-columns-repeated="2" table:default-cell-style-name="ce11"/>
        <table:table-column table:style-name="co7" table:default-cell-style-name="ce12"/>
        <table:table-column table:style-name="co9" table:default-cell-style-name="ce12"/>
        <table:table-column table:style-name="co7" table:default-cell-style-name="Default"/>
        <table:table-column table:style-name="co10" table:default-cell-style-name="ce12"/>
        <table:table-column table:style-name="co11" table:default-cell-style-name="Default"/>
        <table:table-column table:style-name="co12" table:default-cell-style-name="Default"/>
        <table:table-column table:style-name="co13" table:default-cell-style-name="ce12"/>
        <table:table-row table:style-name="ro18">
          <table:table-cell table:style-name="ce10" office:value-type="string" calcext:value-type="string">
            <text:p>Test ID</text:p>
          </table:table-cell>
          <table:table-cell table:style-name="ce10"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row>
        <table:table-row table:style-name="ro19">
          <table:table-cell office:value-type="float" office:value="1" calcext:value-type="float">
            <text:p>1</text:p>
          </table:table-cell>
          <table:table-cell office:value-type="float" office:value="3.2" calcext:value-type="float">
            <text:p>3.2</text:p>
          </table:table-cell>
          <table:table-cell office:value-type="string" calcext:value-type="string">
            <text:p>5.19.9 Transmit Width Cmd State Machines</text:p>
          </table:table-cell>
          <table:table-cell office:value-type="string" calcext:value-type="string">
            <text:p>Initial command ack/nack status (Figure 5-35, XMT_WIDTH_CMD3 state).</text:p>
          </table:table-cell>
          <table:table-cell table:style-name="ce7" office:value-type="string" calcext:value-type="string">
            <text:p>Directed test check/Functional coverage</text:p>
          </table:table-cell>
          <table:table-cell office:value-type="string" calcext:value-type="string">
            <text:p>Initialize the DUT and the test device.  Do not transmit a Transmit Width Command into the link from the test device and do not request a link change from the port.  Wait for the configured command timeout period (without sending any commands..  Check status</text:p>
            <text:p>Success :</text:p>
            <text:p>PortnPower Management CSR bits 19-20 should be 0, indicating neither NACK or ACK status (Table 7-20).</text:p>
            <text:p>PortnPower Management CSR bits 24-25 should be 0, indicating no requests outstanding (Table 7-20).</text:p>
            <text:p>Repeat for all ports.</text:p>
          </table:table-cell>
          <table:table-cell table:number-columns-repeated="3"/>
        </table:table-row>
        <table:table-row table:style-name="ro13">
          <table:table-cell office:value-type="float" office:value="2" calcext:value-type="float">
            <text:p>2</text:p>
          </table:table-cell>
          <table:table-cell office:value-type="float" office:value="3.2" calcext:value-type="float">
            <text:p>3.2</text:p>
          </table:table-cell>
          <table:table-cell office:value-type="string" calcext:value-type="string">
            <text:p>5.19.9 Transmit Width Cmd State Machines</text:p>
          </table:table-cell>
          <table:table-cell office:value-type="string" calcext:value-type="string">
            <text:p>bad_xmt_width_cmd – Asymmetric mode not supported – Link Partner Request</text:p>
          </table:table-cell>
          <table:table-cell table:style-name="ce7" office:value-type="string" calcext:value-type="string">
            <text:p>Directed test check/Functional coverage</text:p>
          </table:table-cell>
          <table:table-cell office:value-type="string" calcext:value-type="string">
            <text:p>This test is only valid for ports which are not supported for asymmetric transmission mode.</text:p>
            <text:p>Initialize the device. Request a partner transmit width change from the link partner, by writing to bits 21-23 of the PortNManagement CSR for the link partner.  (The link partner must support asymmetric mode, though the device under test does not).</text:p>
            <text:p>Success:</text:p>
            <text:p>Port n Management CSR bits 0-4 should be 0, indicating asymmetric mode is not supported.</text:p>
            <text:p>Port n Management CSR bits 19-20 should be 2'b10, indicating that the command was rejected.</text:p>
          </table:table-cell>
          <table:table-cell table:number-columns-repeated="2"/>
          <table:table-cell office:value-type="string" calcext:value-type="string">
            <text:p>Note – Table 7-20 states a command to the DUT CSR to change port width to a disabled or unsupported width is implementation specific (any result is legal).</text:p>
          </table:table-cell>
        </table:table-row>
        <table:table-row table:style-name="ro20">
          <table:table-cell office:value-type="float" office:value="3" calcext:value-type="float">
            <text:p>3</text:p>
          </table:table-cell>
          <table:table-cell office:value-type="float" office:value="3.2" calcext:value-type="float">
            <text:p>3.2</text:p>
          </table:table-cell>
          <table:table-cell office:value-type="string" calcext:value-type="string">
            <text:p>5.19.9 Transmit Width Cmd State Machines</text:p>
          </table:table-cell>
          <table:table-cell office:value-type="string" calcext:value-type="string">
            <text:p>bad_xmt_width_cmd – Asymmetric mode not enabled – Link Partner Request</text:p>
          </table:table-cell>
          <table:table-cell table:style-name="ce7" office:value-type="string" calcext:value-type="string">
            <text:p>Directed test check/Functional coverage</text:p>
          </table:table-cell>
          <table:table-cell office:value-type="string" calcext:value-type="string">
            <text:p>This test is only valid for ports which are supported for asymmetric transmission mode.</text:p>
            <text:p>Initialize the device. Disable am asymmetric mode by writing to the appropriate bits of bits 5-9 of Port nPowerManagement CSR. Request a partner transmit width change from the link partner to the disabled mode, by writing to bits 21-23 of the PortNManagement CSR for the link partner.  (The link partner must support asymmetric mode, though the device under test does not).</text:p>
            <text:p>Success:</text:p>
            <text:p>Port n Management CSR bits 0-4 should be 0, indicating asymmetric mode is not supported.</text:p>
            <text:p>Port n Management CSR bits 19-20 should be 2'b10, indicating that the command was rejected.</text:p>
            <text:p>Repeat for all ports which support asymmetric mode, and repeat for all legal modes.</text:p>
            <text:p/>
          </table:table-cell>
          <table:table-cell table:number-columns-repeated="2"/>
          <table:table-cell office:value-type="string" calcext:value-type="string">
            <text:p>Note – Table 7-20 states a command to the DUT CSR to change port width to a disabled or unsupported width is implementation specific (any result is legal).</text:p>
          </table:table-cell>
        </table:table-row>
        <table:table-row table:style-name="ro21">
          <table:table-cell office:value-type="float" office:value="4" calcext:value-type="float">
            <text:p>4</text:p>
          </table:table-cell>
          <table:table-cell office:value-type="float" office:value="3.2" calcext:value-type="float">
            <text:p>3.2</text:p>
          </table:table-cell>
          <table:table-cell office:value-type="string" calcext:value-type="string">
            <text:p>5.19.9 Transmit Width Cmd State Machines</text:p>
          </table:table-cell>
          <table:table-cell office:value-type="string" calcext:value-type="string">
            <text:p>good command – request via software</text:p>
          </table:table-cell>
          <table:table-cell table:style-name="ce7" office:value-type="string" calcext:value-type="string">
            <text:p>Directed test check/Functional coverage</text:p>
          </table:table-cell>
          <table:table-cell office:value-type="string" calcext:value-type="string">
            <text:p>This test is only valid for ports which are supported for asymmetric transmission mode.</text:p>
            <text:p>Initialize the device.  Enable the asymmetric mode to be tested (Port n Power Management CSR), bits 5-9.  Write to bits 16-18 of Port n Power Management CSR to request a transmit width change.</text:p>
            <text:p>Success:</text:p>
            <text:p>Bits 19-20 of the Port n Power Management CSR should be 2'b01 – The command has been ACKed and was considered legal</text:p>
            <text:p>Bits 10-12 should reflect the change in width.</text:p>
            <text:p>The link partner should show the correct receive width (bits 13-15 of the link partner's Port N Power  Management CSR).</text:p>
            <text:p>Show good traffic can pass between the ports following the change.</text:p>
            <text:p>Repeat for all legal asymmetric modes.</text:p>
            <text:p>Repeat for all ports which support asymmetric modes.</text:p>
          </table:table-cell>
          <table:table-cell table:number-columns-repeated="3"/>
        </table:table-row>
        <table:table-row table:style-name="ro22">
          <table:table-cell office:value-type="float" office:value="5" calcext:value-type="float">
            <text:p>5</text:p>
          </table:table-cell>
          <table:table-cell office:value-type="float" office:value="3.2" calcext:value-type="float">
            <text:p>3.2</text:p>
          </table:table-cell>
          <table:table-cell office:value-type="string" calcext:value-type="string">
            <text:p>5.19.9 Transmit Width Cmd State Machines</text:p>
          </table:table-cell>
          <table:table-cell office:value-type="string" calcext:value-type="string">
            <text:p>good command – request via link partner</text:p>
          </table:table-cell>
          <table:table-cell table:style-name="ce7" office:value-type="string" calcext:value-type="string">
            <text:p>Directed test check/Functional coverage</text:p>
          </table:table-cell>
          <table:table-cell office:value-type="string" calcext:value-type="string">
            <text:p>This test is only valid for ports which are supported for asymmetric transmission mode.</text:p>
            <text:p>Initialize the device.  Enable the asymmetric mode to be tested (Port n Power Management CSR), bits 5-9.  Write to bits 21-23 of the link partner Port n Power Management CSR to request a transmit width change for the device under test.</text:p>
            <text:p>Success:</text:p>
            <text:p>Bits 24-25 of the Link Partner's Port n Power Management CSR should be 2'b00 – The command has completed.</text:p>
            <text:p>Bits 10-12of the Port n Power Management CSR for the DUT should reflect the change in width for the transmitter.</text:p>
            <text:p>The link partner should show the correct receive width (bits 13-15 of the link partner's Port N Power  Management CSR).</text:p>
            <text:p>Show good traffic can pass between the ports following the change.</text:p>
            <text:p>Repeat for all legal asymmetric modes.</text:p>
            <text:p>Repeat for all ports which support asymmetric modes.</text:p>
          </table:table-cell>
          <table:table-cell table:number-columns-repeated="3"/>
        </table:table-row>
        <table:table-row table:style-name="ro23">
          <table:table-cell office:value-type="float" office:value="6" calcext:value-type="float">
            <text:p>6</text:p>
          </table:table-cell>
          <table:table-cell office:value-type="float" office:value="3.2" calcext:value-type="float">
            <text:p>3.2</text:p>
          </table:table-cell>
          <table:table-cell office:value-type="string" calcext:value-type="string">
            <text:p>5.19.9 Transmit Width Cmd State Machines</text:p>
          </table:table-cell>
          <table:table-cell office:value-type="string" calcext:value-type="string">
            <text:p>PLSM_state = SILENT – Status is reset.</text:p>
          </table:table-cell>
          <table:table-cell table:style-name="ce7" office:value-type="string" calcext:value-type="string">
            <text:p>Directed test check/Functional coverage</text:p>
          </table:table-cell>
          <table:table-cell office:value-type="string" calcext:value-type="string">
            <text:p>Initiate a valid transmit width change command using the procedure in 5 or 6 above.  Before the command completes, reset the link partner port to return the DUT port to the silent state.  Check the Port N Power Management CSR to verify NACK and ACK are not asserted (bits 19-20).  Verify a <text:span text:style-name="T5">subsequent</text:span> legal (and illegal) mode change is handled correctly.</text:p>
            <text:p>Repeat for all ports.</text:p>
          </table:table-cell>
          <table:table-cell table:number-columns-repeated="3"/>
        </table:table-row>
        <table:table-row table:style-name="ro17" table:number-rows-repeated="1048568">
          <table:table-cell table:number-columns-repeated="9"/>
        </table:table-row>
        <table:table-row table:style-name="ro17">
          <table:table-cell table:number-columns-repeated="9"/>
        </table:table-row>
      </table:table>
      <table:table table:name="Transmit Width State Machine Test Plan" table:style-name="ta1">
        <table:table-column table:style-name="co7" table:number-columns-repeated="5" table:default-cell-style-name="ce12"/>
        <table:table-column table:style-name="co14" table:default-cell-style-name="ce12"/>
        <table:table-column table:style-name="co7" table:number-columns-repeated="3" table:default-cell-style-name="ce12"/>
        <table:table-row table:style-name="ro18">
          <table:table-cell table:style-name="ce10" office:value-type="string" calcext:value-type="string">
            <text:p>Test ID</text:p>
          </table:table-cell>
          <table:table-cell table:style-name="ce10"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row>
        <table:table-row table:style-name="ro24">
          <table:table-cell table:style-name="ce13" office:value-type="float" office:value="1" calcext:value-type="float">
            <text:p>1</text:p>
          </table:table-cell>
          <table:table-cell table:style-name="ce13" office:value-type="float" office:value="3.2" calcext:value-type="float">
            <text:p>3.2</text:p>
          </table:table-cell>
          <table:table-cell table:style-name="ce13" office:value-type="string" calcext:value-type="string">
            <text:p>5.19.9.2 Transmit Width State Machine</text:p>
          </table:table-cell>
          <table:table-cell table:style-name="ce13" office:value-type="string" calcext:value-type="string">
            <text:p>Transmit command timeout – Change initiated locally</text:p>
          </table:table-cell>
          <table:table-cell table:style-name="ce14" office:value-type="string" calcext:value-type="string">
            <text:p>Directed test check/Functional coverage</text:p>
          </table:table-cell>
          <table:table-cell table:style-name="ce13" office:value-type="string" calcext:value-type="string">
            <text:p>Iniitalize the DUT and test device.  Enable matching asymmetric port modes on both devices for the port under test (Port n Power Management CSR, bits 5-9).  Make sure the desired mode is supported by checking Port n Power Management CSR, bits 0-4).</text:p>
            <text:p>Adjust the Transmit Width Command Timeout in the device under test for the desired port (Port n Link Timers Control 3 CSR, bits 0-7).</text:p>
            <text:p>Issue a legal transmit port width change using Port n Power Management CSR, bits 16-18.  Do not permit the link partner to ack the request.</text:p>
            <text:p>Success : </text:p>
            <text:p>After waiting for the timeout period, the Status of my Transmit Width Change (bits 19-20) should be 2'b10 (NACK).  The Transmit Width Status (bits 10-12) should revert to the symmetric port width and asymmetric mode should be off (AXE transition, figure 5-36).</text:p>
            <text:p>Repeat for all asymmetric enabled ports and legal widths</text:p>
            <text:p>Repeat for varying values of Transmit Width Command Timeout (from 1 to 250ms).</text:p>
            <text:p>Between the request and the timeout, the rate of sc codeword sequences should not be less than one in every 256 codewords. (See 5.9.2)</text:p>
          </table:table-cell>
          <table:table-cell table:style-name="ce15" table:number-columns-repeated="3"/>
        </table:table-row>
        <table:table-row table:style-name="ro25">
          <table:table-cell table:style-name="ce13" office:value-type="float" office:value="2" calcext:value-type="float">
            <text:p>2</text:p>
          </table:table-cell>
          <table:table-cell table:style-name="ce13" office:value-type="float" office:value="3.2" calcext:value-type="float">
            <text:p>3.2</text:p>
          </table:table-cell>
          <table:table-cell table:style-name="ce13" office:value-type="string" calcext:value-type="string">
            <text:p>5.19.9.2 Transmit Width State Machine</text:p>
          </table:table-cell>
          <table:table-cell table:style-name="ce13" office:value-type="string" calcext:value-type="string">
            <text:p>Transmit command timeout, <text:s/>Change initiated locally – Timer disabled.</text:p>
          </table:table-cell>
          <table:table-cell table:style-name="ce14" office:value-type="string" calcext:value-type="string">
            <text:p>Directed test check/Functional coverage</text:p>
          </table:table-cell>
          <table:table-cell table:style-name="ce13" office:value-type="string" calcext:value-type="string">
            <text:p>Iniitalize the DUT and test device.  Enable matching asymmetric port modes on both devices for the port under test (Port n Power Management CSR, bits 5-9).  Make sure the desired mode is supported by checking Port n Power Management CSR, bits 0-4).</text:p>
            <text:p>Adjust the Transmit Width Command Timeout in the device under test for the desired port to 0 (Port n Link Timers Control 3 CSR, bits 0-7).  This will disable the timer.</text:p>
            <text:p>Issue a legal transmit port width change using Port n Power Management CSR, bits 16-18.  Do not permit the link partner to ack the request until &gt; 250ms have passed, which exceeds the normal timer maximum.</text:p>
            <text:p>Success : </text:p>
            <text:p>After waiting for the timeout period, the Status of my Transmit Width Change (bits 19-20) should be 2'b01 (ACK), indicating the change was processed and did not timeout.  The Transmit Width Status (bits 10-12) should be changed to the new legal value.</text:p>
            <text:p>Between the request and the timeout, the rate of sc codeword sequences should not be less than one in every 256 codewords. (See 5.9.2)</text:p>
            <text:p>Repeat for all asymmetric enabled ports and legal widths</text:p>
            <text:p/>
          </table:table-cell>
          <table:table-cell table:style-name="ce15" table:number-columns-repeated="3"/>
        </table:table-row>
        <table:table-row table:style-name="ro26">
          <table:table-cell table:style-name="ce13" office:value-type="float" office:value="3" calcext:value-type="float">
            <text:p>3</text:p>
          </table:table-cell>
          <table:table-cell table:style-name="ce13" office:value-type="float" office:value="3.2" calcext:value-type="float">
            <text:p>3.2</text:p>
          </table:table-cell>
          <table:table-cell table:style-name="ce13" office:value-type="string" calcext:value-type="string">
            <text:p>5.19.9.2 Transmit Width State Machine</text:p>
          </table:table-cell>
          <table:table-cell table:style-name="ce13" office:value-type="string" calcext:value-type="string">
            <text:p>Transmit command timeout _ Command initiated by link partner</text:p>
          </table:table-cell>
          <table:table-cell table:style-name="ce14" office:value-type="string" calcext:value-type="string">
            <text:p>Directed test check/Functional coverage</text:p>
          </table:table-cell>
          <table:table-cell table:style-name="ce13" office:value-type="string" calcext:value-type="string">
            <text:p>Iniitalize the DUT and test device.  Enable matching asymmetric port modes on both devices for the port under test (Port n Power Management CSR, bits 5-9).  Make sure the desired mode is supported by checking Port n Power Management CSR, bits 0-4).</text:p>
            <text:p>Adjust the Transmit Width Command Timeout in the device under test for the desired port (Port n Link Timers Control 3 CSR, bits 0-7).</text:p>
            <text:p>Issue a legal transmit port width change using Port n Power Management CSR, bits 16-18.  Do not permit the link partner to ack the request.</text:p>
            <text:p>Success : </text:p>
            <text:p>After waiting for the timeout period, the Status of Link Partner Transmit Width Change in the link partner (bits 19-20) should be 2'b10 (NACK).  The Transmit Width Status in the DUT should (bits 10-12) should be unchanged, as should the receiver width status (bit 13-15) in the link partner.</text:p>
            <text:p>Repeat for all asymmetric enabled ports and legal widths</text:p>
            <text:p>Repeat for varying values of Transmit Width Command Timeout (from 1 to 250ms).</text:p>
            <text:p>Ensure user data flows properly following the transition.</text:p>
          </table:table-cell>
          <table:table-cell table:number-columns-repeated="3"/>
        </table:table-row>
        <table:table-row table:style-name="ro27">
          <table:table-cell table:style-name="ce13" office:value-type="float" office:value="4" calcext:value-type="float">
            <text:p>4</text:p>
          </table:table-cell>
          <table:table-cell table:style-name="ce13" office:value-type="float" office:value="3.2" calcext:value-type="float">
            <text:p>3.2</text:p>
          </table:table-cell>
          <table:table-cell table:style-name="ce13" office:value-type="string" calcext:value-type="string">
            <text:p>5.19.9.2 Transmit Width State Machine</text:p>
          </table:table-cell>
          <table:table-cell table:style-name="ce13" office:value-type="string" calcext:value-type="string">
            <text:p>Transmit command timeout, Command initiated by link partner – Timer disabled.</text:p>
          </table:table-cell>
          <table:table-cell table:style-name="ce14" office:value-type="string" calcext:value-type="string">
            <text:p>Directed test check/Functional coverage</text:p>
          </table:table-cell>
          <table:table-cell table:style-name="ce13" office:value-type="string" calcext:value-type="string">
            <text:p>Iniitalize the DUT and test device.  Enable matching asymmetric port modes on both devices for the port under test (Port n Power Management CSR, bits 5-9).  Make sure the desired mode is supported by checking Port n Power Management CSR, bits 0-4).</text:p>
            <text:p>Adjust the Transmit Width Command Timeout in the device under test for the desired port to 0 (Port n Link Timers Control 3 CSR, bits 0-7).  This will disable the timer.</text:p>
            <text:p>Issue a legal transmit port width change using Port n Power Management CSR, bits 21-23.  After the DUT transmit cmd width state machine validates the command and begins the switch, do not permit the link partner to ack the request until &gt; 250ms have passed, which exceeds the normal timer maximum.</text:p>
            <text:p>Success : </text:p>
            <text:p>After waiting for the timeout period, the Status of Link Partner Transmit Width Change (bits 24-25) should be 2'b01 (ACK), in the link partner,  indicating the change was processed and did not timeout.  The Transmit Width Status (bits 10-12) in the DUT should be changed to the new legal value.</text:p>
            <text:p>Repeat for all asymmetric enabled ports and legal widths</text:p>
            <text:p/>
          </table:table-cell>
          <table:table-cell table:number-columns-repeated="3"/>
        </table:table-row>
        <table:table-row table:style-name="ro28">
          <table:table-cell table:style-name="ce13" office:value-type="float" office:value="5" calcext:value-type="float">
            <text:p>5</text:p>
          </table:table-cell>
          <table:table-cell table:style-name="ce13" office:value-type="float" office:value="3.2" calcext:value-type="float">
            <text:p>3.2</text:p>
          </table:table-cell>
          <table:table-cell table:style-name="ce13" office:value-type="string" calcext:value-type="string">
            <text:p>5.19.9.2 Transmit Width State Machine</text:p>
          </table:table-cell>
          <table:table-cell table:style-name="ce13" office:value-type="string" calcext:value-type="string">
            <text:p>Legal Transition from symmetric mode to asymmetric mode – initiated in CSR</text:p>
          </table:table-cell>
          <table:table-cell table:style-name="ce14" office:value-type="string" calcext:value-type="string">
            <text:p>Directed test check/Functional coverage</text:p>
          </table:table-cell>
          <table:table-cell table:style-name="ce13" office:value-type="string" calcext:value-type="string">
            <text:p>Iniitalize the DUT and test device.  Enable matching asymmetric port modes on both devices for the port under test (Port n Power Management CSR, bits 5-9).  Make sure the desired mode is supported by checking Port n Power Management CSR, bits 0-4).</text:p>
            <text:p>Issue a legal transmit port width change using Port n Power Management CSR, bits16-18.  Allow the link partner to process and change its receive width</text:p>
            <text:p>Success : </text:p>
            <text:p>The Status ofMy Transmit Width Change (bits 19-20) should be 2'b01 (ACK),indicating the change was processed and did not timeout.  The Transmit Width Status (bits 10-12) in the DUT should be changed to the new legal value.  The other unused transmit lanes should be off.</text:p>
            <text:p>Repeat for other permitted widths (return to symmetric mode and then change to 1x/2x/4x/8x/16x, if those modes are legal and non-symmetric).</text:p>
            <text:p>Between the request and the success of the mode switch, the rate of sc codeword sequences should not be less than one in every 256 codewords. (See 5.9.2)</text:p>
            <text:p/>
          </table:table-cell>
          <table:table-cell table:number-columns-repeated="2"/>
          <table:table-cell office:value-type="string" calcext:value-type="string">
            <text:p>This can cover any transition from a starting 1x/2x/8x/16x state to any other state, if all are legal.</text:p>
          </table:table-cell>
        </table:table-row>
        <table:table-row table:style-name="ro29">
          <table:table-cell table:style-name="ce13" office:value-type="float" office:value="6" calcext:value-type="float">
            <text:p>6</text:p>
          </table:table-cell>
          <table:table-cell table:style-name="ce13" office:value-type="float" office:value="3.2" calcext:value-type="float">
            <text:p>3.2</text:p>
          </table:table-cell>
          <table:table-cell table:style-name="ce13" office:value-type="string" calcext:value-type="string">
            <text:p>5.19.9.2 Transmit Width State Machine</text:p>
          </table:table-cell>
          <table:table-cell table:style-name="ce13" office:value-type="string" calcext:value-type="string">
            <text:p>Legal Transition from symmetric mode to asymmetric mode – initiated by link partner</text:p>
          </table:table-cell>
          <table:table-cell table:style-name="ce14" office:value-type="string" calcext:value-type="string">
            <text:p>Directed test check/Functional coverage</text:p>
          </table:table-cell>
          <table:table-cell table:style-name="ce13" office:value-type="string" calcext:value-type="string">
            <text:p>Initialize the DUT and test device.  Enable matching asymmetric port modes on both devices for the port under test (Port n Power Management CSR, bits 5-9).  Make sure the desired mode is supported by checking Port n Power Management CSR, bits 0-4).</text:p>
            <text:p>Issue a legal transmit port width change using Port n Power Management CSR in the link partner, bits 21-23.  Allow the link partner to process and change its receive width</text:p>
            <text:p>Success : </text:p>
            <text:p>The Status of Link PartnerTransmit Width Change (bits 24-25) in the link partner should be 2'b01 (ACK),indicating the change was processed and did not timeout.  The Transmit Width Status (bits 10-12) in the DUT should be changed to the new legal value.  The other unused transmit lanes should be off.</text:p>
            <text:p>Repeat for other permitted widths (return to symmetric mode and then change to 1x/2x/4x/8x/16x, if those modes are legal and non-symmetric).</text:p>
            <text:p>Ensure user data flows properly following the transition.</text:p>
            <text:p/>
          </table:table-cell>
          <table:table-cell table:number-columns-repeated="2"/>
          <table:table-cell office:value-type="string" calcext:value-type="string">
            <text:p>This can cover any transition from a starting 1x/2x/8x/16x state to any other state, if all are legal.</text:p>
          </table:table-cell>
        </table:table-row>
        <table:table-row table:style-name="ro28">
          <table:table-cell table:style-name="ce13" office:value-type="float" office:value="7" calcext:value-type="float">
            <text:p>7</text:p>
          </table:table-cell>
          <table:table-cell table:style-name="ce13" office:value-type="float" office:value="3.2" calcext:value-type="float">
            <text:p>3.2</text:p>
          </table:table-cell>
          <table:table-cell table:style-name="ce13" office:value-type="string" calcext:value-type="string">
            <text:p>5.19.9.2 Transmit Width State Machine</text:p>
          </table:table-cell>
          <table:table-cell table:style-name="ce13" office:value-type="string" calcext:value-type="string">
            <text:p>Legal Transition from asymmetric mode to asymmetric or symmetric mode – initiated in CSR</text:p>
          </table:table-cell>
          <table:table-cell table:style-name="ce14" office:value-type="string" calcext:value-type="string">
            <text:p>Directed test check/Functional coverage</text:p>
          </table:table-cell>
          <table:table-cell table:style-name="ce13" office:value-type="string" calcext:value-type="string">
            <text:p>Initialize the DUT and test device.  Enable matching asymmetric port modes on both devices for the port under test (Port n Power Management CSR, bits 5-9).  Make sure the desired mode is supported by checking Port n Power Management CSR, bits 0-4).</text:p>
            <text:p>Issue a legal transmit port width change using Port n Power Management CSR, bits16-18.  Allow the link partner to process and change its receive width.</text:p>
            <text:p>Check the status of the change in the Port n Power Management CSR to ensure the transition moved smoothly.</text:p>
            <text:p>From this asymmetric mode, move to another, legal, width (symmetric or asymmetric) using the procedure above.</text:p>
            <text:p>Success : </text:p>
            <text:p>The Status of My Transmit Width Change (bits 19-20) should be 2'b01 (ACK),indicating the change was processed and did not timeout.  The Transmit Width Status (bits 10-12) in the DUT should be changed to the new legal value.  The other unused transmit lanes should be off.</text:p>
            <text:p>Repeat for other asymmetric to asymmetric transitions.</text:p>
            <text:p>Ensure user data flows properly following the transition.</text:p>
            <text:p/>
          </table:table-cell>
          <table:table-cell table:number-columns-repeated="2"/>
          <table:table-cell office:value-type="string" calcext:value-type="string">
            <text:p>This can cover any transition from a starting 1x/2x/8x/16x state to any other state, if all are legal.</text:p>
          </table:table-cell>
        </table:table-row>
        <table:table-row table:style-name="ro30">
          <table:table-cell table:style-name="ce13" office:value-type="float" office:value="8" calcext:value-type="float">
            <text:p>8</text:p>
          </table:table-cell>
          <table:table-cell table:style-name="ce13" office:value-type="float" office:value="3.2" calcext:value-type="float">
            <text:p>3.2</text:p>
          </table:table-cell>
          <table:table-cell table:style-name="ce13" office:value-type="string" calcext:value-type="string">
            <text:p>5.19.9.2 Transmit Width State Machine</text:p>
          </table:table-cell>
          <table:table-cell table:style-name="ce13" office:value-type="string" calcext:value-type="string">
            <text:p>Legal Transition from asymmetric mode to asymmetric or symmetric mode – initiated by link partner</text:p>
          </table:table-cell>
          <table:table-cell table:style-name="ce14" office:value-type="string" calcext:value-type="string">
            <text:p>Directed test check/Functional coverage</text:p>
          </table:table-cell>
          <table:table-cell table:style-name="ce13" office:value-type="string" calcext:value-type="string">
            <text:p>Initialize the DUT and test device.  Enable matching asymmetric port modes on both devices for the port under test (Port n Power Management CSR, bits 5-9).  Make sure the desired mode is supported by checking Port n Power Management CSR, bits 0-4).</text:p>
            <text:p>Issue a legal transmit port width change using Port n Power Management CSR in the link partner, bits 21-23.  Allow the link partner to process and change its receive width</text:p>
            <text:p>Check the status of the transition.</text:p>
            <text:p>Using the procedure above, move to a different asymmetric width.</text:p>
            <text:p>Success : </text:p>
            <text:p>The Status of Link PartnerTransmit Width Change (bits 24-25) in the link partner should be 2'b01 (ACK),indicating the change was processed and did not timeout.  The Transmit Width Status (bits 10-12) in the DUT should be changed to the new legal value.  The other unused transmit lanes should be off.</text:p>
            <text:p>Repeat for other asymmetric to asymmetric transitions.</text:p>
            <text:p>Ensure user data flows properly following the transition.</text:p>
            <text:p>Between the request and the success of the mode switch, the rate of sc codeword sequences should not be less than one in every 256 codewords. (See 5.9.2)</text:p>
            <text:p/>
          </table:table-cell>
          <table:table-cell table:number-columns-repeated="2"/>
          <table:table-cell office:value-type="string" calcext:value-type="string">
            <text:p>This can cover any transition from a starting 1x/2x/8x/16x state to any other state, if all are legal.</text:p>
          </table:table-cell>
        </table:table-row>
        <table:table-row table:style-name="ro31">
          <table:table-cell office:value-type="float" office:value="9" calcext:value-type="float">
            <text:p>9</text:p>
          </table:table-cell>
          <table:table-cell table:style-name="ce13" office:value-type="float" office:value="3.2" calcext:value-type="float">
            <text:p>3.2</text:p>
          </table:table-cell>
          <table:table-cell table:style-name="ce13" office:value-type="string" calcext:value-type="string">
            <text:p>5.19.9.2 Transmit Width State Machine</text:p>
          </table:table-cell>
          <table:table-cell office:value-type="string" calcext:value-type="string">
            <text:p>Non-corruption or loss of user data.</text:p>
          </table:table-cell>
          <table:table-cell table:style-name="ce14" office:value-type="string" calcext:value-type="string">
            <text:p>Directed test check/Functional coverage</text:p>
          </table:table-cell>
          <table:table-cell office:value-type="string" calcext:value-type="string">
            <text:p>In the above tests 5-8, repeat each test while flowing user data to the transmit port undergoing the width change.</text:p>
            <text:p>Success:</text:p>
            <text:p>The port width status should show <text:span text:style-name="T5">successful</text:span> transitions as described above.  In addition, the user data should arrive after the transition without corruption (the FSM shuts down user data transmission before the width switch, and resumes it after).</text:p>
            <text:p>Between the request and the success of the mode switch, the rate of sc codeword sequences should not be less than one in every 256 codewords. (See 5.9.2)</text:p>
          </table:table-cell>
          <table:table-cell table:number-columns-repeated="3"/>
        </table:table-row>
        <table:table-row table:style-name="ro17" table:number-rows-repeated="1048565">
          <table:table-cell table:number-columns-repeated="9"/>
        </table:table-row>
        <table:table-row table:style-name="ro17">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IN">₹</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31">00/00/0000</text:date>, <text:time style:data-style-name="N2" text:time-value="11:57:51.75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09:38:04.120855990</meta:creation-date>
    <dc:date>2018-07-31T10:05:07</dc:date>
    <meta:editing-duration>PT18H16M25S</meta:editing-duration>
    <meta:editing-cycles>10</meta:editing-cycles>
    <meta:generator>LibreOffice/5.0.2.2$Windows_X86_64 LibreOffice_project/37b43f919e4de5eeaca9b9755ed688758a8251fe</meta:generator>
    <meta:document-statistic meta:table-count="3" meta:cell-count="273" meta:object-count="0"/>
  </office:meta>
</office:document-meta>
</file>